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rsid="001c292f" officeooo:paragraph-rsid="001c292f"/>
    </style:style>
    <style:style style:name="P2" style:family="paragraph" style:parent-style-name="Text_20_body">
      <style:text-properties officeooo:rsid="001fefe9" officeooo:paragraph-rsid="001fefe9"/>
    </style:style>
    <style:style style:name="P3" style:family="paragraph" style:parent-style-name="Text_20_body" style:list-style-name="L3">
      <style:text-properties officeooo:rsid="00218d3e" officeooo:paragraph-rsid="00218d3e"/>
    </style:style>
    <style:style style:name="P4" style:family="paragraph" style:parent-style-name="Text_20_body" style:list-style-name="L3">
      <style:text-properties officeooo:rsid="00218d3e" officeooo:paragraph-rsid="00232df3"/>
    </style:style>
    <style:style style:name="P5" style:family="paragraph" style:parent-style-name="Text_20_body">
      <style:text-properties officeooo:rsid="00232df3" officeooo:paragraph-rsid="00232df3"/>
    </style:style>
    <style:style style:name="P6" style:family="paragraph" style:parent-style-name="Text_20_body" style:list-style-name="L3">
      <style:text-properties officeooo:rsid="0023b7f2" officeooo:paragraph-rsid="0025450a"/>
    </style:style>
    <style:style style:name="P7" style:family="paragraph" style:parent-style-name="Text_20_body" style:list-style-name="L3">
      <style:text-properties officeooo:rsid="0025450a" officeooo:paragraph-rsid="0025450a"/>
    </style:style>
    <style:style style:name="P8" style:family="paragraph" style:parent-style-name="Text_20_body" style:list-style-name="L3">
      <style:text-properties officeooo:rsid="002604b8" officeooo:paragraph-rsid="002604b8"/>
    </style:style>
    <style:style style:name="P9" style:family="paragraph" style:parent-style-name="Text_20_body" style:list-style-name="L3">
      <style:text-properties officeooo:rsid="00263b92" officeooo:paragraph-rsid="00263b92"/>
    </style:style>
    <style:style style:name="P10" style:family="paragraph" style:parent-style-name="Heading_20_1">
      <style:paragraph-properties fo:text-align="center" style:justify-single-word="false"/>
      <style:text-properties officeooo:rsid="001fefe9" officeooo:paragraph-rsid="001fefe9"/>
    </style:style>
    <style:style style:name="P11" style:family="paragraph" style:parent-style-name="Heading_20_2">
      <style:text-properties officeooo:rsid="001fefe9" officeooo:paragraph-rsid="001fefe9"/>
    </style:style>
    <style:style style:name="P12" style:family="paragraph" style:parent-style-name="Heading_20_2">
      <style:text-properties officeooo:rsid="00218d3e" officeooo:paragraph-rsid="00218d3e"/>
    </style:style>
    <style:style style:name="P13" style:family="paragraph" style:parent-style-name="Heading_20_2">
      <style:text-properties officeooo:rsid="00232df3" officeooo:paragraph-rsid="00232df3"/>
    </style:style>
    <style:style style:name="T1" style:family="text">
      <style:text-properties officeooo:rsid="001db511"/>
    </style:style>
    <style:style style:name="T2" style:family="text">
      <style:text-properties officeooo:rsid="00218d3e"/>
    </style:style>
    <style:style style:name="T3" style:family="text">
      <style:text-properties officeooo:rsid="00232df3"/>
    </style:style>
    <style:style style:name="T4" style:family="text">
      <style:text-properties officeooo:rsid="0023b7f2"/>
    </style:style>
    <style:style style:name="T5" style:family="text">
      <style:text-properties officeooo:rsid="0025450a"/>
    </style:style>
    <style:style style:name="T6" style:family="text">
      <style:text-properties officeooo:rsid="002604b8"/>
    </style:style>
    <style:style style:name="T7" style:family="text">
      <style:text-properties officeooo:rsid="002686c3"/>
    </style:style>
    <style:style style:name="T8" style:family="text">
      <style:text-properties officeooo:rsid="00283f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Verifikationsziele Uppaal-Modell „Autonome Taxibusse“</text:h>
      <text:h text:style-name="P11" text:outline-level="2">Einführung</text:h>
      <text:p text:style-name="P2">Für die Verifizierung des Uppaal-Modells wurden in Absprache mit Herrn Korf nachfolgende Ziele zur Verifikation festgelegt. Da die Passagiere <text:span text:style-name="T2">zu zufälligen Zeiten erscheinen, zufällige Startpunkte und Ziele haben, reicht es, die Passagiere betreffenden Ziele anhand eines zufällig ausgewählten Passagieres zu verifizieren.</text:span></text:p>
      <text:h text:style-name="P13" text:outline-level="2">Eckdaten</text:h>
      <text:p text:style-name="P5">Passagier: l_clk = lokale clock; start/target zufällig; Anmeldung nach spätestens 1000 ticks</text:p>
      <text:p text:style-name="P5">Taxi: l_clk = lokale clock; maximale Rundenzeit 890 ticks</text:p>
      <text:h text:style-name="P12" text:outline-level="2">Ziele</text:h>
      <text:list xml:id="list2382956902" text:style-name="L1">
        <text:list-item>
          <text:p text:style-name="P1">Maximale Wartezei<text:span text:style-name="T1">t</text:span></text:p>
        </text:list-item>
        <text:list-item>
          <text:p text:style-name="P1">Maximale Gesamtfahrzeit</text:p>
        </text:list-item>
        <text:list-item>
          <text:p text:style-name="P1"><text:span text:style-name="T4">E</text:span>s bleibt keiner ewig im Taxi sitzen</text:p>
        </text:list-item>
        <text:list-item>
          <text:p text:style-name="P1">mehr passagiere als sitze → alle kommen los</text:p>
        </text:list-item>
        <text:list-item>
          <text:p text:style-name="P1">beweisen dass alle erste Taxi nehmen, das als erstes kommt</text:p>
        </text:list-item>
        <text:list-item>
          <text:p text:style-name="P1">beweisen dass keiner im Taxi steht</text:p>
        </text:list-item>
      </text:list>
      <text:h text:style-name="P12" text:outline-level="2">Ergebnisse</text:h>
      <text:list xml:id="list1530930062" text:style-name="L3">
        <text:list-item>
          <text:p text:style-name="P3">Um zu verifizieren, dass kein Passagier eine bestimmte Wartezeit überschreitet, wurde eine Kante vom Wait-Zustand zu einem WaitTimeout-Zustand zugefügt, die mit einer Guard l_clk &gt; <text:span text:style-name="T7">X</text:span> versehen wurde. Die Verifikation findet konkret mit folgender Syntax statt:</text:p>
          <text:p text:style-name="P3">E&lt;&gt; PassX.WaitTimeout <text:span text:style-name="T7">widerlegen</text:span></text:p>
          <text:p text:style-name="P3">Das Ergebnis ist falsch, <text:span text:style-name="T7">wenn X entsprechend gewählt wird, </text:span>was bedeutet, dass kein Passagier lange genug wartet, um in diesen Zustand zu gelangen.</text:p>
        </text:list-item>
        <text:list-item>
          <text:p text:style-name="P4">Um zu verifizieren, dass kein Passagier eine bestimmte <text:span text:style-name="T3">Gesamtfahrzeit</text:span> überschreitet, wurde eine Kante vom <text:span text:style-name="T3">Seated</text:span>-Zustand zu einem <text:span text:style-name="T3">Seated</text:span>Timeout-Zustand zugefügt, die mit einer Guard l_clk &gt; <text:span text:style-name="T3">900</text:span> versehen wurde, <text:span text:style-name="T3">was in etwa einer Rundfahrt entspricht</text:span>. Die Verifikation findet konkret mit folgender Syntax statt:</text:p>
          <text:p text:style-name="P4">E&lt;&gt; PassX.<text:span text:style-name="T3">Seated</text:span>Timeout <text:span text:style-name="T5">widerlegen</text:span></text:p>
          <text:p text:style-name="P4">Das Ergebnis ist falsch, was bedeutet, dass kein Passagier lange genug wartet, um in diesen Zustand zu gelangen.</text:p>
        </text:list-item>
        <text:list-item>
          <text:p text:style-name="P6">Um zu verifizieren, dass keiner ewig im Taxi sitzen bleibt gibt es mehrere Möglichkeiten:</text:p>
          <text:p text:style-name="P6"><text:s/>A&lt;&gt; Pass[].Arrival <text:span text:style-name="T5">beweisen</text:span> </text:p>
          <text:p text:style-name="P6">oder <text:span text:style-name="T2">E&lt;&gt; PassX.SeatedTimeout widerlegen</text:span></text:p>
          <text:p text:style-name="P7">Wertet Verifikationsziel 2 also falsch aus, ist dieses Ziel auch verifiziert.</text:p>
        </text:list-item>
        <text:list-item>
          <text:p text:style-name="P7"><text:soft-page-break/>Um zu verifizieren, dass bei einer Passagieranzahl größer als die Anzahl der Sitze alle Passagiere irgendwann eingesammelt werden, biete<text:span text:style-name="T6">t</text:span> sich folgende Möglichkeit:</text:p>
          <text:p text:style-name="P6">A&lt;&gt; Pass<text:span text:style-name="T8">[]</text:span>.<text:span text:style-name="T5">Seated</text:span> <text:span text:style-name="T5">beweisen</text:span> </text:p>
        </text:list-item>
        <text:list-item>
          <text:p text:style-name="P8">Um zu verifizieren, dass alle Passagiere das erste Taxi nehmen, was an ihrer Haltestelle ankommt, wird die Kante betrachtet, die bei einem Austausch genommen wird, wenn bereits alle Sitze belegt sind:</text:p>
          <text:p text:style-name="P8">E&lt;&gt; PassX.SeatsFull widerlegen</text:p>
        </text:list-item>
        <text:list-item>
          <text:p text:style-name="P9">Um zu verifizieren, dass sich nicht mehr Passagiere sich im Taxi befinden, als dieses Sitze hat, wird ein Zustand angelegt, der von dem Taxi betreten wird, wenn nach einem Austausch zu viele Passagiere im Taxi sind:</text:p>
          <text:p text:style-name="P9">E&lt;&gt; TaxiX.Overload widerle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09:10:22.923065626</meta:creation-date>
    <dc:date>2019-11-04T16:27:33.809659657</dc:date>
    <meta:editing-duration>PT45M7S</meta:editing-duration>
    <meta:editing-cycles>2</meta:editing-cycles>
    <meta:generator>LibreOffice/6.0.7.3$Linux_X86_64 LibreOffice_project/00m0$Build-3</meta:generator>
    <meta:document-statistic meta:table-count="0" meta:image-count="0" meta:object-count="0" meta:page-count="2" meta:paragraph-count="30" meta:word-count="372" meta:character-count="2583" meta:non-whitespace-character-count="2250"/>
  </office:meta>
</office:document-meta>
</file>